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315">
            <text:p>3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75">
            <text:p>2175</text:p>
          </table:table-cell>
          <table:table-cell table:style-name="ce22" office:value-type="float" office:value="251">
            <text:p>25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347">
            <text:p>17347</text:p>
          </table:table-cell>
          <table:table-cell table:style-name="ce22" office:value-type="float" office:value="2096">
            <text:p>209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11">
            <text:p>1511</text:p>
          </table:table-cell>
          <table:table-cell table:style-name="ce22" office:value-type="float" office:value="477">
            <text:p>47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443">
            <text:p>10443</text:p>
          </table:table-cell>
          <table:table-cell table:style-name="ce22" office:value-type="float" office:value="2535">
            <text:p>253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91">
            <text:p>1591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19">
            <text:p>1519</text:p>
          </table:table-cell>
          <table:table-cell table:style-name="ce22" office:value-type="float" office:value="577">
            <text:p>57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007">
            <text:p>15007</text:p>
          </table:table-cell>
          <table:table-cell table:style-name="ce22" office:value-type="float" office:value="1248">
            <text:p>124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32">
            <text:p>1832</text:p>
          </table:table-cell>
          <table:table-cell table:style-name="ce22" office:value-type="float" office:value="290">
            <text:p>29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6686">
            <text:p>56686</text:p>
          </table:table-cell>
          <table:table-cell table:style-name="ce22" office:value-type="float" office:value="8365">
            <text:p>83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55">
            <text:p>16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949">
            <text:p>194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662">
            <text:p>2662</text:p>
          </table:table-cell>
          <table:table-cell table:style-name="ce22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011">
            <text:p>10011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006">
            <text:p>18006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135">
            <text:p>5135</text:p>
          </table:table-cell>
          <table:table-cell table:style-name="ce22" office:value-type="float" office:value="877">
            <text:p>87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2">
            <text:p>245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654">
            <text:p>6654</text:p>
          </table:table-cell>
          <table:table-cell table:style-name="ce22" office:value-type="float" office:value="844">
            <text:p>84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011">
            <text:p>45011</text:p>
          </table:table-cell>
          <table:table-cell table:style-name="ce22" office:value-type="float" office:value="5299">
            <text:p>529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0329">
            <text:p>90329</text:p>
          </table:table-cell>
          <table:table-cell table:style-name="ce22" office:value-type="float" office:value="12260">
            <text:p>1226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7015">
            <text:p>147015</text:p>
          </table:table-cell>
          <table:table-cell table:style-name="ce22" office:value-type="float" office:value="20625">
            <text:p>206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